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fo:font-style="normal" style:font-style-asian="normal" style:font-style-complex="normal"/>
    </style:style>
    <style:style style:name="P13" style:family="paragraph" style:parent-style-name="Heading_20_1">
      <style:text-properties fo:font-size="9pt" style:font-size-asian="9pt" style:font-size-complex="9pt"/>
    </style:style>
    <style:style style:name="P14" style:family="paragraph" style:parent-style-name="Standard">
      <style:text-properties fo:font-style="normal" style:font-style-asian="normal" style:font-style-complex="normal"/>
    </style:style>
    <style:style style:name="P15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16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9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 (dd/mm/aa)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P9">05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10">Actividades de la iteración</text:p>
      <text:p text:style-name="Standard"/>
      <text:list text:style-name="L1">
        <text:list-item>
          <text:p text:style-name="P11">Crear el proyecto administrador</text:p>
        </text:list-item>
        <text:list-item>
          <text:p text:style-name="P11">Configurar el <text:span text:style-name="T1">layout </text:span><text:span text:style-name="T2">del proyecto administrador.</text:span></text:p>
        </text:list-item>
        <text:list-item>
          <text:p text:style-name="P12">Definir la arquitectura del sistema administrador</text:p>
        </text:list-item>
        <text:list-item>
          <text:p text:style-name="P12">Implementar la base de la arquitectura del administrador</text:p>
        </text:list-item>
        <text:list-item>
          <text:p text:style-name="P12">Crear clases bases para el administrador</text:p>
        </text:list-item>
        <text:list-item>
          <text:p text:style-name="P12">Definir módulos del administrador</text:p>
        </text:list-item>
      </text:list>
      <text:p text:style-name="Standard"/>
      <text:p text:style-name="Standard"/>
      <text:p text:style-name="P10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3" text:outline-level="1">RESPONSABLE</text:h>
          </table:table-cell>
          <table:table-cell table:style-name="Table3.A1" office:value-type="string">
            <text:h text:style-name="P13" text:outline-level="1">ACTIVIDAD</text:h>
          </table:table-cell>
          <table:table-cell table:style-name="Table3.C1" office:value-type="string">
            <text:h text:style-name="P13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rear el proyecto administrado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Standard">C<text:span text:style-name="T2">onfigurar el </text:span><text:span text:style-name="T1">layout </text:span><text:span text:style-name="T2">del proyecto administrador.</text:span>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Definir la arquitectura del sistema administrado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Implementar la base de la arquitectura del administrado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Crear clases bases para el administrado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4">Definir módulos del administrador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5"/>
      <text:p text:style-name="P16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7">David Cuadrado</text:p>
          </table:table-cell>
          <table:table-cell table:style-name="Table1.B2" office:value-type="string">
            <text:p text:style-name="P18">05/02/2007</text:p>
          </table:table-cell>
          <table:table-cell table:style-name="Table1.B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5T19:13:46</meta:creation-date>
    <dc:creator>David Cuadrado</dc:creator>
    <dc:date>2007-02-07T12:43:31</dc:date>
    <dc:language>es-CO</dc:language>
    <meta:editing-cycles>40</meta:editing-cycles>
    <meta:editing-duration>PT21M47S</meta:editing-duration>
    <meta:template xlink:type="simple" xlink:actuate="onRequest" xlink:role="template" xlink:href="../../../../../.ooo-2.0/user/template/ktoon%20doc.ott" xlink:title="ktoon doc" meta:date="2007-02-05T19:13:46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40" meta:word-count="130" meta:character-count="919"/>
  </office:meta>
</office:document-meta>
</file>